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102d4f" officeooo:paragraph-rsid="00102d4f"/>
    </style:style>
    <style:style style:name="P3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officeooo:rsid="00102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When I received error message about socket.. and it was bc conflict of Xampp with mysql server -</text:p>
      <text:p text:style-name="Standard"/>
      <text:p text:style-name="Standard"><text:a xlink:type="simple" xlink:href="https://stackoverflow.com/questions/11990708/error-cant-connect-to-local-mysql-server-through-socket-var-run-mysqld-mysq/26460819#26460819" text:style-name="Internet_20_link" text:visited-style-name="Visited_20_Internet_20_Link">https://stackoverflow.com/questions/11990708/error-cant-connect-to-local-mysql-server-through-socket-var-run-mysqld-mysq/26460819#26460819</text:a></text:p>
      <text:p text:style-name="Standard"/>
      <text:p text:style-name="Standard">*<text:span text:style-name="T1">This error occurs due to multiple installations of mysql: Run the command</text:span></text:p>
      <text:p text:style-name="Standard"/>
      <text:p text:style-name="P3">196 </text:p>
      <text:p text:style-name="Text_20_body">This error occurs due to multiple installations of mysql. Run the command: </text:p>
      <text:p text:style-name="P1"><text:span text:style-name="Source_20_Text">ps -A|grep mysql</text:span></text:p>
      <text:p text:style-name="Text_20_body">Kill the process by using:</text:p>
      <text:p text:style-name="P1"><text:span text:style-name="Source_20_Text">sudo pkill mysql</text:span></text:p>
      <text:p text:style-name="Text_20_body">and then run command:</text:p>
      <text:p text:style-name="P1"><text:span text:style-name="Source_20_Text">ps -A|grep mysqld</text:span></text:p>
      <text:p text:style-name="Text_20_body">Also Kill this process by running:</text:p>
      <text:p text:style-name="P1"><text:span text:style-name="Source_20_Text">sudo pkill mysqld</text:span></text:p>
      <text:p text:style-name="Text_20_body">Now you are fully set just run the following commands:</text:p>
      <text:p text:style-name="Preformatted_20_Text"><text:span text:style-name="Source_20_Text">service mysql restart</text:span></text:p>
      <text:p text:style-name="P1"><text:span text:style-name="Source_20_Text">mysql -u root -p</text:span></text:p>
      <text:p text:style-name="Text_20_body">Have very well working mysql again</text:p>
      <text:p text:style-name="Standard"/>
      <text:p text:style-name="Standard">*<text:span text:style-name="T1">current thoughts 27-9-2022</text:span></text:p>
      <text:p text:style-name="P2">If I learn how to switch ports then I can use mysql or mariadb depending on projec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1:15:43.409760667</meta:creation-date>
    <dc:date>2022-09-27T11:43:36.451089592</dc:date>
    <meta:editing-duration>PT17M53S</meta:editing-duration>
    <meta:editing-cycles>1</meta:editing-cycles>
    <meta:document-statistic meta:table-count="0" meta:image-count="0" meta:object-count="0" meta:page-count="1" meta:paragraph-count="18" meta:word-count="114" meta:character-count="770" meta:non-whitespace-character-count="671"/>
    <meta:generator>LibreOffice/6.4.7.2$Linux_X86_64 LibreOffice_project/40$Build-2</meta:generator>
  </office:meta>
</office:document-meta>
</file>